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fill-color="#996633" draw:textarea-horizontal-align="justify" draw:textarea-vertical-align="middle" draw:auto-grow-height="false" fo:min-height="0.752cm" fo:min-width="2.498cm"/>
    </style:style>
    <style:style style:name="gr3" style:family="graphic" style:parent-style-name="standard">
      <style:graphic-properties draw:fill-color="#996633" draw:textarea-horizontal-align="justify" draw:textarea-vertical-align="middle" draw:auto-grow-height="false"/>
    </style:style>
    <style:style style:name="gr4" style:family="graphic" style:parent-style-name="standard">
      <style:graphic-properties draw:fill-color="#ff6633" draw:textarea-horizontal-align="justify" draw:textarea-vertical-align="middle" draw:auto-grow-height="false" fo:min-height="1.25cm" fo:min-width="3.901cm"/>
    </style:style>
    <style:style style:name="gr5" style:family="graphic" style:parent-style-name="standard">
      <style:graphic-properties draw:fill-color="#996633" draw:textarea-horizontal-align="justify" draw:textarea-vertical-align="middle" draw:auto-grow-height="false" fo:min-height="0.75cm" fo:min-width="3.498cm"/>
    </style:style>
    <style:style style:name="gr6" style:family="graphic" style:parent-style-name="standard">
      <style:graphic-properties draw:fill-color="#ff6633" draw:textarea-horizontal-align="justify" draw:textarea-vertical-align="middle" draw:auto-grow-height="false" fo:min-height="0.75cm" fo:min-width="6.5cm"/>
    </style:style>
    <style:style style:name="P1" style:family="paragraph">
      <style:paragraph-properties fo:text-align="center"/>
    </style:style>
    <style:style style:name="P2" style:family="paragraph">
      <loext:graphic-properties draw:fill-color="#ff6633"/>
      <style:paragraph-properties fo:text-align="center"/>
    </style:style>
    <style:style style:name="P3" style:family="paragraph">
      <loext:graphic-properties draw:fill-color="#996633"/>
      <style:paragraph-properties fo:text-align="center"/>
    </style:style>
    <style:style style:name="P4" style:family="paragraph">
      <loext:graphic-properties draw:fill-color="#ff6633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996633"/>
      <style:paragraph-properties fo:text-align="center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1cm" svg:height="2cm" svg:x="0.002cm" svg:y="4.002cm">
          <text:p text:style-name="P1"><text:span text:style-name="T1">Business Logi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98cm" svg:height="1.002cm" svg:x="0.002cm" svg:y="7cm">
          <text:p text:style-name="P1">HTT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2cm" svg:x="7.002cm" svg:y="6.002cm">
          <text:p text:style-name="P1">Data <text:span text:style-name="T1">Persisten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cm" svg:height="2cm" svg:x="14.002cm" svg:y="6.002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cm" svg:height="2cm" svg:x="0.001cm" svg:y="2.001cm">
          <text:p text:style-name="P1"><text:span text:style-name="T1">User Interface</text:span> <text:span text:style-name="T1">Logi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cm" svg:height="2cm" svg:x="0cm" svg:y="0cm">
          <text:p text:style-name="P1"><text:span text:style-name="T1">User Interface</text:span> <text:span text:style-name="T1">Displa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01cm" svg:height="1.5cm" svg:x="11.9cm" svg:y="8.502cm">
          <text:p text:style-name="P1"><text:span text:style-name="T2">Generic</text:span></text:p>
          <text:p text:style-name="P1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1.5cm" svg:x="16.601cm" svg:y="8.502cm">
          <text:p text:style-name="P1"><text:span text:style-name="T2">Native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401cm" svg:height="1.5cm" svg:x="16.299cm" svg:y="0.3cm">
          <text:p text:style-name="P1"><text:span text:style-name="T2">AAJ UI</text:span></text:p>
          <text:p text:style-name="P1"><text:span text:style-name="T2">interfac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998cm" svg:height="1cm" svg:x="3cm" svg:y="7cm">
          <text:p text:style-name="P1">Serializat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cm" svg:height="1cm" svg:x="0cm" svg:y="6cm">
          <text:p text:style-name="P1"><text:span text:style-name="T1">Remote Servic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taro </meta:initial-creator>
    <meta:creation-date>2012-12-01T11:28:26</meta:creation-date>
    <dc:date>2016-02-17T12:54:39.685000000</dc:date>
    <meta:editing-duration>PT12M39S</meta:editing-duration>
    <meta:editing-cycles>2</meta:editing-cycles>
    <meta:generator>LibreOffice/5.0.1.2$Windows_x86 LibreOffice_project/81898c9f5c0d43f3473ba111d7b351050be20261</meta:generator>
    <meta:document-statistic meta:object-count="11"/>
  </office:meta>
</office:document-meta>
</file>